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" svg:font-family="JetBrains"/>
    <style:font-face style:name="JetBrains " svg:font-family="JetBrains"/>
    <style:font-face style:name="JetBrains Mono" svg:font-family="'JetBrains Mono'" style:font-pitch="fixed"/>
    <style:font-face style:name="JetBrains Mono1" svg:font-family="'JetBrains Mono'" style:font-adornments="Bold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3.5417in" table:align="left"/>
    </style:style>
    <style:style style:name="Table1.A" style:family="table-column">
      <style:table-column-properties style:column-width="3.5417in"/>
    </style:style>
    <style:style style:name="Table1.A1" style:family="table-cell">
      <style:table-cell-properties fo:padding="0.0382in" fo:border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5pt solid #000000"/>
    </style:style>
    <style:style style:name="Table2" style:family="table">
      <style:table-properties style:width="3.9167in" table:align="left"/>
    </style:style>
    <style:style style:name="Table2.A" style:family="table-column">
      <style:table-column-properties style:column-width="3.9167in"/>
    </style:style>
    <style:style style:name="Table2.A1" style:family="table-cell">
      <style:table-cell-properties fo:padding="0.0382in" fo:border="0.5pt solid #000000"/>
    </style:style>
    <style:style style:name="Table4" style:family="table">
      <style:table-properties style:width="4.4167in" table:align="left"/>
    </style:style>
    <style:style style:name="Table4.A" style:family="table-column">
      <style:table-column-properties style:column-width="4.4167in"/>
    </style:style>
    <style:style style:name="Table4.A1" style:family="table-cell">
      <style:table-cell-properties fo:padding="0.0382in" fo:border="0.5pt solid #000000"/>
    </style:style>
    <style:style style:name="P1" style:family="paragraph" style:parent-style-name="Heading_20_1">
      <style:paragraph-properties fo:text-align="center" style:justify-single-word="false"/>
      <style:text-properties style:font-name="JetBrains"/>
    </style:style>
    <style:style style:name="P2" style:family="paragraph" style:parent-style-name="Standard">
      <style:text-properties style:font-name="JetBrains Mono" officeooo:rsid="0004d2f1" officeooo:paragraph-rsid="0004d2f1"/>
    </style:style>
    <style:style style:name="P3" style:family="paragraph" style:parent-style-name="Standard">
      <style:text-properties style:font-name="JetBrains Mono" officeooo:rsid="0004d2f1" officeooo:paragraph-rsid="0006d9ef"/>
    </style:style>
    <style:style style:name="P4" style:family="paragraph" style:parent-style-name="Standard">
      <style:text-properties style:font-name="JetBrains"/>
    </style:style>
    <style:style style:name="P5" style:family="paragraph" style:parent-style-name="Standard">
      <style:text-properties style:font-name="JetBrains" officeooo:rsid="0004d2f1" officeooo:paragraph-rsid="0004d2f1"/>
    </style:style>
    <style:style style:name="P6" style:family="paragraph" style:parent-style-name="Text_20_body">
      <style:text-properties style:font-name="JetBrains Mono" officeooo:rsid="0004d2f1" officeooo:paragraph-rsid="0004d2f1"/>
    </style:style>
    <style:style style:name="P7" style:family="paragraph" style:parent-style-name="Text_20_body">
      <style:text-properties style:font-name="JetBrains Mono" officeooo:rsid="0004d2f1" officeooo:paragraph-rsid="00079c3c"/>
    </style:style>
    <style:style style:name="P8" style:family="paragraph" style:parent-style-name="Text_20_body">
      <style:text-properties style:font-name="JetBrains Mono" officeooo:rsid="00079c3c" officeooo:paragraph-rsid="00079c3c"/>
    </style:style>
    <style:style style:name="P9" style:family="paragraph" style:parent-style-name="Text_20_body">
      <style:paragraph-properties fo:text-align="end" style:justify-single-word="false"/>
      <style:text-properties style:font-name="JetBrains " fo:font-style="italic" officeooo:rsid="0010759e" officeooo:paragraph-rsid="0010759e" style:font-style-asian="italic" style:font-style-complex="italic"/>
    </style:style>
    <style:style style:name="P10" style:family="paragraph" style:parent-style-name="Text_20_body">
      <style:paragraph-properties fo:text-align="justify" style:justify-single-word="false"/>
      <style:text-properties style:font-name="JetBrains"/>
    </style:style>
    <style:style style:name="P11" style:family="paragraph" style:parent-style-name="Text_20_body">
      <style:paragraph-properties fo:text-align="justify" style:justify-single-word="false"/>
      <style:text-properties style:font-name="JetBrains" officeooo:rsid="0004d2f1" officeooo:paragraph-rsid="0004d2f1"/>
    </style:style>
    <style:style style:name="P12" style:family="paragraph" style:parent-style-name="Text_20_body">
      <style:text-properties style:font-name="JetBrains" officeooo:rsid="0004d2f1" officeooo:paragraph-rsid="0004d2f1"/>
    </style:style>
    <style:style style:name="P13" style:family="paragraph" style:parent-style-name="Text_20_body">
      <style:text-properties style:font-name="JetBrains" officeooo:rsid="0004d2f1" officeooo:paragraph-rsid="00079c3c"/>
    </style:style>
    <style:style style:name="P14" style:family="paragraph" style:parent-style-name="Text_20_body">
      <style:text-properties style:font-name="JetBrains" officeooo:paragraph-rsid="001262b8"/>
    </style:style>
    <style:style style:name="P15" style:family="paragraph" style:parent-style-name="Text_20_body">
      <style:paragraph-properties fo:text-align="center" style:justify-single-word="false"/>
      <style:text-properties style:font-name="JetBrains"/>
    </style:style>
    <style:style style:name="T1" style:family="text">
      <style:text-properties officeooo:rsid="0004d2f1"/>
    </style:style>
    <style:style style:name="T2" style:family="text">
      <style:text-properties fo:color="#a52a2a" loext:opacity="100%"/>
    </style:style>
    <style:style style:name="T3" style:family="text">
      <style:text-properties fo:color="#0000cd" loext:opacity="100%"/>
    </style:style>
    <style:style style:name="T4" style:family="text">
      <style:text-properties fo:color="#0000cd" loext:opacity="100%" officeooo:rsid="0006d9ef"/>
    </style:style>
    <style:style style:name="T5" style:family="text">
      <style:text-properties officeooo:rsid="0005c8ae"/>
    </style:style>
    <style:style style:name="T6" style:family="text">
      <style:text-properties officeooo:rsid="0006d9ef"/>
    </style:style>
    <style:style style:name="T7" style:family="text">
      <style:text-properties officeooo:rsid="00079c3c"/>
    </style:style>
    <style:style style:name="T8" style:family="text">
      <style:text-properties officeooo:rsid="000bff8a"/>
    </style:style>
    <style:style style:name="T9" style:family="text">
      <style:text-properties officeooo:rsid="001262b8"/>
    </style:style>
    <style:style style:name="T10" style:family="text">
      <style:text-properties style:font-name="JetBrains Mono" officeooo:rsid="001262b8"/>
    </style:style>
    <style:style style:name="T11" style:family="text">
      <style:text-properties style:font-name="JetBrai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TML Comments</text:h>
      <text:p text:style-name="P4"/>
      <text:p text:style-name="P10">- HTML comments are not displayed in the browser, but they can help document our HTML source code.</text:p>
      <text:p text:style-name="P10">- <text:span text:style-name="T1">It helps in commenting out the content of the HTML page, or simply say, you can hide the content of the HTML page. </text:span></text:p>
      <text:p text:style-name="P10"/>
      <text:p text:style-name="P11">* HTML Comment Tag:</text:p>
      <text:p text:style-name="P11">You can add comments to your HTML source by using the syntax:</text:p>
      <text:p text:style-name="P10">&lt;!-- <text:span text:style-name="T1">Comment --&gt;</text:span> </text:p>
      <text:p text:style-name="P10"/>
      <text:p text:style-name="P14"><text:span text:style-name="T9">NOTE: An exclamation sign (!) is used in the start tag, but not in the end tag.</text:span></text:p>
      <text:p text:style-name="P14"/>
      <text:p text:style-name="P12">* Example<text:span text:style-name="T8">s</text:span>:</text:p>
      <text:p text:style-name="P5">- If we want to comment certain things.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&lt;<text:span text:style-name="T6">html</text:span>&gt;</text:p>
            <text:p text:style-name="P3"/>
            <text:p text:style-name="P3">&lt;!-- Comment --&gt;</text:p>
            <text:p text:style-name="P3"><text:line-break/><text:span text:style-name="T3">&lt;</text:span><text:span text:style-name="T2">p</text:span><text:span text:style-name="T3">&gt;</text:span>This is a paragraph.<text:span text:style-name="T3">&lt;</text:span><text:span text:style-name="T2">/p</text:span><text:span text:style-name="T3">&gt;</text:span><text:line-break/></text:p>
            <text:p text:style-name="P3">&lt;!-- Additional information --&gt; </text:p>
            <text:p text:style-name="P3"/>
            <text:p text:style-name="P3">&lt;/<text:span text:style-name="T6">html</text:span>&gt;</text:p>
          </table:table-cell>
        </table:table-row>
      </table:table>
      <text:p text:style-name="P2"/>
      <text:p text:style-name="P12">- If we want to hide the contents inside of the HTML codes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"><text:span text:style-name="T3">&lt;</text:span><text:span text:style-name="T4">html</text:span><text:span text:style-name="T3">&gt;</text:span></text:p>
            <text:p text:style-name="P3"/>
            <text:p text:style-name="P3"><text:span text:style-name="T3">&lt;</text:span><text:span text:style-name="T2">p</text:span><text:span text:style-name="T3">&gt;</text:span>This <text:span text:style-name="T5">is &lt;!-- a header --&gt;</text:span> is a paragraph.<text:span text:style-name="T3">&lt;</text:span><text:span text:style-name="T2">/p</text:span><text:span text:style-name="T3">&gt;</text:span> </text:p>
            <text:p text:style-name="P3"/>
            <text:p text:style-name="P3">&lt;/<text:span text:style-name="T6">html</text:span>&gt;</text:p>
          </table:table-cell>
        </table:table-row>
      </table:table>
      <text:p text:style-name="P6"/>
      <text:p text:style-name="P2"/>
      <text:p text:style-name="P7"/>
      <text:p text:style-name="P7"><text:soft-page-break/></text:p>
      <text:p text:style-name="P13">- If we want to comment out content/ hide the content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>&lt;<text:span text:style-name="T6">html</text:span>&gt;</text:p>
            <text:p text:style-name="P7">&lt;h2&gt; This is a header. &lt;/h2&gt;</text:p>
            <text:p text:style-name="P7">&lt;!-- &lt;h3&gt; This is a header. &lt;/h3&gt; --&gt;</text:p>
            <text:p text:style-name="P7">&lt;h4&gt; This is another header. &lt;/h4&gt;</text:p>
            <text:p text:style-name="P7">&lt;/<text:span text:style-name="T6">html</text:span>&gt;</text:p>
          </table:table-cell>
        </table:table-row>
      </table:table>
      <text:p text:style-name="P7"/>
      <text:p text:style-name="P8"><text:span text:style-name="T11">OR</text:span><text:line-break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">&lt;<text:span text:style-name="T6">html</text:span>&gt;</text:p>
            <text:p text:style-name="P7">&lt;h2&gt; This is a header. &lt;/h2&gt;</text:p>
            <text:p text:style-name="P7">&lt;!--</text:p>
            <text:p text:style-name="P7">&lt;h3&gt; This is a header. &lt;/h3&gt; </text:p>
            <text:p text:style-name="P7">&lt;<text:span text:style-name="T7">h3</text:span>&gt; <text:span text:style-name="T7">This is hello world. &lt;/h3&gt;</text:span></text:p>
            <text:p text:style-name="P7">--&gt;</text:p>
            <text:p text:style-name="P7">&lt;h4&gt; This is another header. &lt;/h4&gt;</text:p>
            <text:p text:style-name="P7">&lt;/<text:span text:style-name="T6">html</text:span>&gt;</text:p>
          </table:table-cell>
        </table:table-row>
      </table:table>
      <text:p text:style-name="P8"/>
      <text:p text:style-name="P9">(ref: https://www.w3schools.com/html/html_comments.asp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" svg:font-family="JetBrains"/>
    <style:font-face style:name="JetBrains " svg:font-family="JetBrains"/>
    <style:font-face style:name="JetBrains Mono" svg:font-family="'JetBrains Mono'" style:font-pitch="fixed"/>
    <style:font-face style:name="JetBrains Mono1" svg:font-family="'JetBrains Mono'" style:font-adornments="Bold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urce Han Sans CN" style:font-family-asian="'Source Han Sans CN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21:02:45.540835599</meta:creation-date>
    <dc:date>2022-12-08T21:25:41.118689042</dc:date>
    <meta:editing-duration>PT22M54S</meta:editing-duration>
    <meta:editing-cycles>11</meta:editing-cycles>
    <meta:generator>LibreOffice/7.4.3.2$Linux_X86_64 LibreOffice_project/40$Build-2</meta:generator>
    <meta:document-statistic meta:table-count="4" meta:image-count="0" meta:object-count="0" meta:page-count="2" meta:paragraph-count="34" meta:word-count="197" meta:character-count="1031" meta:non-whitespace-character-count="866"/>
  </office:meta>
</office:document-meta>
</file>